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officeooo:rsid="001311b8" officeooo:paragraph-rsid="001311b8" style:font-size-asian="15pt" style:font-size-complex="15pt"/>
    </style:style>
    <style:style style:name="P2" style:family="paragraph" style:parent-style-name="Standard">
      <style:text-properties fo:font-size="15pt" style:text-underline-style="none" officeooo:rsid="001311b8" officeooo:paragraph-rsid="001311b8" style:font-size-asian="15pt" style:font-size-complex="15pt"/>
    </style:style>
    <style:style style:name="P3" style:family="paragraph" style:parent-style-name="Standard" style:list-style-name="L1">
      <style:text-properties fo:font-size="12pt" style:text-underline-style="none" officeooo:rsid="001311b8" officeooo:paragraph-rsid="001311b8" style:font-size-asian="10.5pt" style:font-size-complex="12pt"/>
    </style:style>
    <style:style style:name="P4" style:family="paragraph" style:parent-style-name="Standard" style:list-style-name="L1">
      <style:text-properties fo:font-size="12pt" style:text-underline-style="none" officeooo:rsid="00142bff" officeooo:paragraph-rsid="00142bff" style:font-size-asian="10.5pt" style:font-size-complex="12pt"/>
    </style:style>
    <style:style style:name="P5" style:family="paragraph" style:parent-style-name="Standard" style:list-style-name="L1">
      <style:text-properties fo:font-size="12pt" style:text-underline-style="none" fo:font-weight="bold" officeooo:rsid="00142bff" officeooo:paragraph-rsid="00142bff" style:font-size-asian="10.5pt" style:font-weight-asian="bold" style:font-size-complex="12pt" style:font-weight-complex="bold"/>
    </style:style>
    <style:style style:name="P6" style:family="paragraph" style:parent-style-name="Standard" style:list-style-name="L1">
      <style:text-properties fo:font-size="12pt" style:text-underline-style="none" fo:font-weight="bold" officeooo:rsid="00155307" officeooo:paragraph-rsid="00155307" style:font-size-asian="10.5pt" style:font-weight-asian="bold" style:font-size-complex="12pt" style:font-weight-complex="bold"/>
    </style:style>
    <style:style style:name="P7" style:family="paragraph" style:parent-style-name="Standard" style:list-style-name="L1">
      <style:text-properties fo:font-size="12pt" style:text-underline-style="none" fo:font-weight="bold" officeooo:rsid="0016191a" officeooo:paragraph-rsid="0016191a" style:font-size-asian="10.5pt" style:font-weight-asian="bold" style:font-size-complex="12pt" style:font-weight-complex="bold"/>
    </style:style>
    <style:style style:name="P8" style:family="paragraph" style:parent-style-name="Standard" style:list-style-name="L1">
      <style:text-properties fo:font-size="12pt" style:text-underline-style="none" fo:font-weight="bold" officeooo:rsid="00169ebc" officeooo:paragraph-rsid="00169ebc" style:font-size-asian="10.5pt" style:font-weight-asian="bold" style:font-size-complex="12pt" style:font-weight-complex="bold"/>
    </style:style>
    <style:style style:name="P9" style:family="paragraph" style:parent-style-name="Standard" style:list-style-name="L1">
      <style:text-properties fo:font-size="12pt" style:text-underline-style="none" fo:font-weight="bold" officeooo:rsid="0019a117" officeooo:paragraph-rsid="0019a117" style:font-size-asian="10.5pt" style:font-weight-asian="bold" style:font-size-complex="12pt" style:font-weight-complex="bold"/>
    </style:style>
    <style:style style:name="P10" style:family="paragraph" style:parent-style-name="Standard" style:list-style-name="L1">
      <style:text-properties fo:font-size="12pt" style:text-underline-style="none" fo:font-weight="bold" officeooo:rsid="0019f103" officeooo:paragraph-rsid="0019f103" style:font-size-asian="10.5pt" style:font-weight-asian="bold" style:font-size-complex="12pt" style:font-weight-complex="bold"/>
    </style:style>
    <style:style style:name="P11" style:family="paragraph" style:parent-style-name="Standard" style:list-style-name="L1">
      <style:text-properties fo:font-size="12pt" style:text-underline-style="none" fo:font-weight="normal" officeooo:rsid="00142bff" officeooo:paragraph-rsid="00142bff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text-properties fo:font-size="12pt" style:text-underline-style="none" fo:font-weight="normal" officeooo:rsid="00155307" officeooo:paragraph-rsid="00155307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text-properties fo:font-size="12pt" style:text-underline-style="none" fo:font-weight="normal" officeooo:rsid="0016191a" officeooo:paragraph-rsid="0016191a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text-properties fo:font-size="12pt" style:text-underline-style="none" fo:font-weight="normal" officeooo:rsid="00169ebc" officeooo:paragraph-rsid="00169ebc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8ff3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69eb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G 9/24</text:p>
      <text:p text:style-name="P2">Invented Languages</text:p>
      <text:p text:style-name="P2"/>
      <text:list text:style-name="L1">
        <text:list-item>
          <text:p text:style-name="P3">Language engineering is a form of “inventing” languages</text:p>
          <text:list>
            <text:list-item>
              <text:p text:style-name="P3">Sanskrit comes from ‘composed, synthesized’</text:p>
            </text:list-item>
            <text:list-item>
              <text:p text:style-name="P3">Ottoman was only spoken by elites, and was from Turkish, Arabic, and Persian</text:p>
            </text:list-item>
          </text:list>
        </text:list-item>
        <text:list-item>
          <text:p text:style-name="P4">Many religious languages are invented in some way</text:p>
        </text:list-item>
        <text:list-item>
          <text:p text:style-name="P4"><text:span text:style-name="T3">Koine Greek</text:span>, language of Alexander the Great, later early Christianity, used in New Testament</text:p>
          <text:list>
            <text:list-item>
              <text:p text:style-name="P4">Invented second language, global</text:p>
            </text:list-item>
          </text:list>
        </text:list-item>
        <text:list-item>
          <text:p text:style-name="P4">Other examples of religious languages: Church Slavonic (East Ortho.), Coptic (Egyptian), Ge’ez (Ethiopian)</text:p>
        </text:list-item>
        <text:list-item>
          <text:p text:style-name="P5">Four types<text:span text:style-name="T1"> of languages constructed from scratch</text:span></text:p>
          <text:list>
            <text:list-item>
              <text:p text:style-name="P5">Mystical<text:span text:style-name="T1"> or perfect languages, providing special access to knowledge or the Sacred</text:span></text:p>
            </text:list-item>
            <text:list-item>
              <text:p text:style-name="P5">Philosophical<text:span text:style-name="T1"> language, designed to be perfectly logical, and usab</text:span><text:span text:style-name="T2">l</text:span><text:span text:style-name="T1">e by anyone no matter their native language</text:span></text:p>
            </text:list-item>
            <text:list-item>
              <text:p text:style-name="P5">Auxiliary<text:span text:style-name="T1"> languages are designed to be learned by the masses for international communication</text:span></text:p>
            </text:list-item>
            <text:list-item>
              <text:p text:style-name="P5">Art<text:span text:style-name="T1"> languages, created as part of literary or fictional projects</text:span></text:p>
            </text:list-item>
          </text:list>
        </text:list-item>
        <text:list-item>
          <text:p text:style-name="P11">Lingua ignota: 1100’s Hildegard of Bingen, created an alphabet, similar to Latin</text:p>
          <text:list>
            <text:list-item>
              <text:p text:style-name="P11">Lang. Invention didn’t start in modern area</text:p>
            </text:list-item>
            <text:list-item>
              <text:p text:style-name="P11">Female abas created it</text:p>
            </text:list-item>
          </text:list>
        </text:list-item>
        <text:list-item>
          <text:p text:style-name="P11">Philosophical languages and writing systems in the enlightenment era. </text:p>
          <text:list>
            <text:list-item>
              <text:p text:style-name="P11">Often similar to pictographs</text:p>
            </text:list-item>
            <text:list-item>
              <text:p text:style-name="P11">Age of enlightenment AKA 1600-1700</text:p>
            </text:list-item>
          </text:list>
        </text:list-item>
        <text:list-item>
          <text:p text:style-name="P12">Auxiliary languages from the late 1800s and 1900s</text:p>
          <text:list>
            <text:list-item>
              <text:p text:style-name="P6"><text:span text:style-name="T1">Ex: </text:span>Esperanto</text:p>
              <text:list>
                <text:list-item>
                  <text:p text:style-name="P12">Latin script</text:p>
                </text:list-item>
                <text:list-item>
                  <text:p text:style-name="P12">true alphabetic</text:p>
                </text:list-item>
                <text:list-item>
                  <text:p text:style-name="P12">SVO Word order</text:p>
                </text:list-item>
                <text:list-item>
                  <text:p text:style-name="P12">Based off Romance vocabulary, </text:p>
                </text:list-item>
                <text:list-item>
                  <text:p text:style-name="P12">TONS of prefixes and suffixes</text:p>
                </text:list-item>
              </text:list>
            </text:list-item>
          </text:list>
        </text:list-item>
        <text:list-item>
          <text:p text:style-name="P12"><text:span text:style-name="T3">*</text:span>Why didn’t Esperanto catch on?</text:p>
          <text:list>
            <text:list-item>
              <text:p text:style-name="P12">Everyone has to learn it</text:p>
            </text:list-item>
            <text:list-item>
              <text:p text:style-name="P12">Unnecessarily complicated grammar</text:p>
            </text:list-item>
            <text:list-item>
              <text:p text:style-name="P12">Biased towards eurpean languages</text:p>
            </text:list-item>
          </text:list>
        </text:list-item>
        <text:list-item>
          <text:p text:style-name="P12">Designed to augment, not replace (sometimes not all of the time, some people try to replace local lang)</text:p>
          <text:list>
            <text:list-item>
              <text:p text:style-name="P12">Supposed to be easily learnable</text:p>
            </text:list-item>
          </text:list>
        </text:list-item>
        <text:list-item>
          <text:p text:style-name="P12">Art languages</text:p>
          <text:list>
            <text:list-item>
              <text:p text:style-name="P12">Elvish from LoTR, Klingon from Star Trek, etc</text:p>
            </text:list-item>
            <text:list-item>
              <text:p text:style-name="P13">Tolkien had no desire to make it easy to learn, or for it to be learned at all</text:p>
            </text:list-item>
            <text:list-item>
              <text:p text:style-name="P13">IE sounds, not particularly hard to say</text:p>
            </text:list-item>
            <text:list-item>
              <text:p text:style-name="P13">Latin-Greek linked to nobility, Semitic languages tied to dwarves (ugly?)</text:p>
            </text:list-item>
          </text:list>
        </text:list-item>
        <text:list-item>
          <text:p text:style-name="P7"><text:span text:style-name="T4">*</text:span><text:span text:style-name="T1">K seems to linguistically symbolize sci-fi because it’s not used too much in English (Klingon, Krypton[jte])</text:span></text:p>
        </text:list-item>
        <text:list-item>
          <text:p text:style-name="P13">Klingon goals:</text:p>
          <text:list>
            <text:list-item>
              <text:p text:style-name="P13">be pronounceable by actors</text:p>
            </text:list-item>
            <text:list-item>
              <text:p text:style-name="P13">be very different from normal languages</text:p>
            </text:list-item>
            <text:list-item>
              <text:p text:style-name="P14">some parts of the language were already on film and had to be respected</text:p>
            </text:list-item>
          </text:list>
        </text:list-item>
        <text:list-item>
          <text:p text:style-name="P14">Valaryan → Latin, Dothraki → English</text:p>
        </text:list-item>
        <text:list-item>
          <text:p text:style-name="P8">Real languages are almost always more complicated<text:span text:style-name="T1"> (except Tolkien)</text:span></text:p>
        </text:list-item>
        <text:list-item>
          <text:p text:style-name="P9"><text:soft-page-break/><text:span text:style-name="T1">Formal logic is a kind of philosophic language-- just a restricted use</text:span></text:p>
        </text:list-item>
        <text:list-item>
          <text:p text:style-name="P9"><text:span text:style-name="T1">Same goes with math symbols</text:span></text:p>
        </text:list-item>
        <text:list-item>
          <text:p text:style-name="P9"><text:span text:style-name="T1">Scripts are symbolic and should be chosen for meaning</text:span></text:p>
        </text:list-item>
        <text:list-item>
          <text:p text:style-name="P9">phoneme <text:span text:style-name="T1">is a meaningful sound</text:span></text:p>
          <text:list>
            <text:list-item>
              <text:p text:style-name="P9"><text:span text:style-name="T1">if you propose a language with only difficult/retroflex sounds, without the basic germanic/simple sounds, it is not realistic</text:span></text:p>
            </text:list-item>
          </text:list>
        </text:list-item>
        <text:list-item>
          <text:p text:style-name="P9"><text:span text:style-name="T1">Smallest units of meaning are called </text:span>morphemes</text:p>
          <text:list>
            <text:list-item>
              <text:p text:style-name="P9">un<text:span text:style-name="T1">-happy-</text:span>ness<text:span text:style-name="T1"> </text:span></text:p>
            </text:list-item>
            <text:list-item>
              <text:p text:style-name="P9"><text:span text:style-name="T1">some are more lexical and word-like, some are more grammatical and abstract</text:span></text:p>
            </text:list-item>
          </text:list>
        </text:list-item>
        <text:list-item>
          <text:p text:style-name="P10"><text:span text:style-name="T1">Many languages like Native American ones are </text:span>agglutinating<text:span text:style-name="T1">, affixing lots of morphemes onto words</text:span></text:p>
        </text:list-item>
        <text:list-item>
          <text:p text:style-name="P10"><text:span text:style-name="T1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4T14:23:53.761972332</meta:creation-date>
    <dc:date>2025-09-26T15:25:49.422870749</dc:date>
    <meta:editing-duration>PT25M18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2" meta:paragraph-count="55" meta:word-count="472" meta:character-count="2768" meta:non-whitespace-character-count="2400"/>
  </office:meta>
</office:document-meta>
</file>